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8faf" officeooo:paragraph-rsid="00058fa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58faf" officeooo:paragraph-rsid="00058fa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69073" officeooo:paragraph-rsid="00069073" style:font-size-asian="11pt" style:font-weight-asian="normal" style:font-size-complex="11pt" style:font-weight-complex="normal"/>
    </style:style>
    <style:style style:name="T1" style:family="text">
      <style:text-properties officeooo:rsid="0005fc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o val travaglia </text:p>
      <text:p text:style-name="P1"/>
      <text:p text:style-name="P2">Parco mq 1.800 CA</text:p>
      <text:p text:style-name="P2"/>
      <text:p text:style-name="P3">Progetto di garden design</text:p>
      <text:p text:style-name="P2"/>
      <text:p text:style-name="P2">Fornitura e posa di pergola mt 20 con 1 sezione centrale mt 5x5x zona relax, come rampicanti di copertura utilizzato piante di uva da tavola, quindi si raccolgono i grappoli e creano una atmosfera stupenda da vedere</text:p>
      <text:p text:style-name="P2"/>
      <text:p text:style-name="P2">Semina prato</text:p>
      <text:p text:style-name="P2"/>
      <text:p text:style-name="P2">Recinzione perimetrale</text:p>
      <text:p text:style-name="P2"/>
      <text:p text:style-name="P2">Aiuola <text:span text:style-name="T1">perimetrale lungo strada </text:span>mt50 di ortensie paniculate vanille “idonee a stare al sole”</text:p>
      <text:p text:style-name="P2"/>
      <text:p text:style-name="P2">Realizzazzione di 1 aiuola rialzata mq 200 con camminamento perimetrale fatto con traversine “certificate”, cultivar di graminacee, perenni, sempreverdi, <text:span text:style-name="T1">azalee</text:span> e sulla cima a dominare uno splendido esemplare di lagestroemia a ceppaia “fioritura rosa” e ghiaie di cave locali, il camminamento che porta alla pergola con lastre di pietra di cave locali, messa a dimora di piante a alto fusto</text:p>
      <text:p text:style-name="P2"/>
      <text:p text:style-name="P2">Vialetto di ingresso pedonale accompagnato da aiuola con lavande che proseguono sul perimetro della pergola</text:p>
      <text:p text:style-name="P2"/>
      <text:p text:style-name="P2">Illuminazione segna passi a energia solare professionali e garanzia 2 ann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2:18:31.090051000</meta:creation-date>
    <dc:date>2026-02-08T13:13:26.348361400</dc:date>
    <meta:editing-duration>PT8M37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152" meta:character-count="974" meta:non-whitespace-character-count="831"/>
  </office:meta>
</office:document-meta>
</file>